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2.33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51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1.84cm"/>
    </style:style>
    <style:style style:name="co8" style:family="table-column">
      <style:table-column-properties fo:break-before="auto" style:column-width="2.8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font-name="Arial"/>
    </style:style>
    <style:style style:name="ce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/>
    </style:style>
    <style:style style:name="ce32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style:font-name="Arial"/>
    </style:style>
    <style:style style:name="ce6" style:family="table-cell" style:parent-style-name="Default" style:data-style-name="N1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6" style:family="table-cell" style:parent-style-name="Default" style:data-style-name="N1">
      <style:text-properties style:font-name="Arial"/>
    </style:style>
    <style:style style:name="ce3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style:font-name="Arial"/>
    </style:style>
    <style:style style:name="ce12" style:family="table-cell" style:parent-style-name="Default" style:data-style-name="N123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">
      <style:table-cell-properties fo:background-color="#3faf46"/>
      <style:text-properties style:font-name="Arial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hyphenate="true"/>
    </style:style>
    <style:style style:name="ce15" style:family="table-cell" style:parent-style-name="Default" style:data-style-name="N123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 fo:hyphenate="true"/>
    </style:style>
    <style:style style:name="ce42" style:family="table-cell" style:parent-style-name="Default">
      <style:table-cell-properties fo:background-color="#ff6d6d"/>
      <style:text-properties style:font-name="Ari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">
      <style:table-cell-properties fo:background-color="#729fcf"/>
      <style:text-properties style:font-name="Arial"/>
    </style:style>
    <style:style style:name="ce20" style:family="table-cell" style:parent-style-name="Default" style:data-style-name="N122">
      <style:table-cell-properties fo:background-color="#3faf46"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 fo:hyphenate="true"/>
    </style:style>
    <style:style style:name="ce48" style:family="table-cell" style:parent-style-name="Default" style:data-style-name="N1">
      <style:table-cell-properties fo:background-color="#2a6099"/>
      <style:text-properties style:font-name="Ari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 style:data-style-name="N1">
      <style:table-cell-properties fo:background-color="transparent"/>
      <style:text-properties style:font-name="Arial"/>
    </style:style>
    <style:style style:name="ce26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51" style:family="table-cell" style:parent-style-name="Default" style:data-style-name="N1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22">
      <style:table-cell-properties fo:background-color="transparent"/>
      <style:text-properties style:font-name="Arial"/>
    </style:style>
    <style:style style:name="ce23" style:family="table-cell" style:parent-style-name="Default" style:data-style-name="N122">
      <style:text-properties style:font-name="Arial"/>
    </style:style>
    <style:style style:name="ce38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45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7" style:family="table-cell" style:parent-style-name="Default" style:data-style-name="N122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rognosen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4" table:default-cell-style-name="ce30"/>
        <table:table-column table:style-name="co4" table:default-cell-style-name="ce36"/>
        <table:table-column table:style-name="co4" table:default-cell-style-name="ce23"/>
        <table:table-column table:style-name="co4" table:number-columns-repeated="1012" table:default-cell-style-name="ce30"/>
        <table:table-column table:style-name="co4" table:default-cell-style-name="Default"/>
        <table:table-row table:style-name="ro1">
          <table:table-cell table:style-name="ce1" office:value-type="date" office:date-value="2023-09-25" calcext:value-type="date" table:number-columns-spanned="5" table:number-rows-spanned="1">
            <text:p>25. Sep 2023</text:p>
          </table:table-cell>
          <table:covered-table-cell table:number-columns-repeated="4" table:style-name="ce16"/>
          <table:table-cell table:style-name="ce16" table:number-columns-repeated="4"/>
          <table:table-cell table:style-name="ce25"/>
          <table:table-cell table:style-name="ce28"/>
          <table:table-cell table:style-name="ce16" table:number-columns-repeated="1005"/>
          <table:table-cell table:number-columns-repeated="8"/>
        </table:table-row>
        <table:table-row table:style-name="ro1">
          <table:table-cell table:style-name="ce30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31" office:value-type="string" calcext:value-type="string">
            <text:p>Abzugswert nicht kleiner Grundlast</text:p>
          </table:table-cell>
          <table:table-cell table:style-name="ce31" office:value-type="string" calcext:value-type="string">
            <text:p>Faktor</text:p>
          </table:table-cell>
          <table:table-cell table:style-name="ce14" office:value-type="string" calcext:value-type="string">
            <text:p>Resevierung</text:p>
          </table:table-cell>
          <table:table-cell table:style-name="ce31" office:value-type="string" calcext:value-type="string">
            <text:p>BatterVollUm</text:p>
          </table:table-cell>
          <table:table-cell table:style-name="ce43" office:value-type="string" calcext:value-type="string">
            <text:p>aktuelle Sunde</text:p>
          </table:table-cell>
          <table:table-cell table:style-name="ce43" office:value-type="string" calcext:value-type="string">
            <text:p>MaxLadung</text:p>
          </table:table-cell>
          <table:table-cell table:style-name="ce43" office:value-type="string" calcext:value-type="string">
            <text:p>Grundlast</text:p>
          </table:table-cell>
          <table:table-cell table:style-name="ce43" office:value-type="string" calcext:value-type="string">
            <text:p>Verteilung der Batterielücke</text:p>
          </table:table-cell>
          <table:table-cell table:style-name="ce43"/>
          <table:table-cell table:style-name="ce26"/>
          <table:table-cell table:style-name="ce38"/>
          <table:table-cell table:style-name="ce43" table:number-columns-repeated="1012"/>
          <table:table-cell/>
        </table:table-row>
        <table:table-row table:style-name="ro1"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000" calcext:value-type="float">
            <text:p>3000</text:p>
          </table:table-cell>
          <table:table-cell table:style-name="ce32" office:value-type="float" office:value="900" calcext:value-type="float">
            <text:p>900</text:p>
          </table:table-cell>
          <table:table-cell table:style-name="ce32"/>
          <table:table-cell table:style-name="ce54"/>
          <table:table-cell table:style-name="ce35"/>
          <table:table-cell table:style-name="ce45"/>
          <table:table-cell table:style-name="ce54" table:number-columns-repeated="1012"/>
          <table:table-cell/>
        </table:table-row>
        <table:table-row table:style-name="ro3">
          <table:table-cell table:style-name="ce6" office:value-type="string" calcext:value-type="string">
            <text:p>Stunde</text:p>
          </table:table-cell>
          <table:table-cell table:style-name="ce12" office:value-type="string" calcext:value-type="string">
            <text:p>Prognose</text:p>
          </table:table-cell>
          <table:table-cell table:style-name="ce15" office:value-type="string" calcext:value-type="string">
            <text:p>Resevierung</text:p>
          </table:table-cell>
          <table:table-cell table:style-name="ce12" office:value-type="string" calcext:value-type="string">
            <office:annotation draw:style-name="gr1" draw:text-style-name="P2" svg:width="2.899cm" svg:height="1.799cm" svg:x="10.881cm" svg:y="0.696cm" draw:caption-point-x="-0.61cm" draw:caption-point-y="1.51cm">
              <dc:date>2022-06-26T00:00:00</dc:date>
              <text:p text:style-name="P1"><text:span text:style-name="T1">Prognose innerhalb des Zeitfensters</text:span></text:p>
              <text:p text:style-name="P1"><text:span text:style-name="T1"/></text:p>
            </office:annotation>
            <text:p>Pro/akt</text:p>
          </table:table-cell>
          <table:table-cell table:style-name="ce18" office:value-type="string" calcext:value-type="string">
            <text:p>Ladewert Näherung</text:p>
          </table:table-cell>
          <table:table-cell table:style-name="ce68" office:value-type="string" calcext:value-type="string">
            <text:p>Pro/akt-Abzugswert</text:p>
          </table:table-cell>
          <table:table-cell table:style-name="ce68" office:value-type="string" calcext:value-type="string">
            <text:p>Divisor</text:p>
          </table:table-cell>
          <table:table-cell table:style-name="ce24" office:value-type="string" calcext:value-type="string">
            <text:p>Ladewert</text:p>
          </table:table-cell>
          <table:table-cell table:style-name="ce68"/>
          <table:table-cell table:style-name="ce51"/>
          <table:table-cell table:style-name="ce57"/>
          <table:table-cell table:style-name="ce68" table:number-columns-repeated="1012"/>
          <table:table-cell table:style-name="ce58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formula="of:=IF(OR([.A6]&lt;[.$E$4];[.A6]&gt;=[.$D$4]);0;[.B6]-[.C6])" office:value-type="float" office:value="0" calcext:value-type="float">
            <text:p>0</text:p>
          </table:table-cell>
          <table:table-cell table:style-name="ce39" table:formula="of:=IF((([.$D$4]-[.A6])*[.G6])=0;0;(IF([.F6]/[.G6] &gt; [.$F$4];[.$F$4];[.F6]/[.G6])))" office:value-type="float" office:value="0" calcext:value-type="float">
            <text:p>0</text:p>
          </table:table-cell>
          <table:table-cell table:formula="of:=IF(([.D6]-[.$A$4])&lt;0;0;([.D6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48" table:formula="of:=IF([.E6]&gt;0;[.E6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formula="of:=IF(OR([.A7]&lt;[.$E$4];[.A7]&gt;=[.$D$4]);0;[.B7]-[.C7])" office:value-type="float" office:value="0" calcext:value-type="float">
            <text:p>0</text:p>
          </table:table-cell>
          <table:table-cell table:style-name="ce39" table:formula="of:=IF((([.$D$4]-[.A7])*[.G7])=0;0;(IF([.F7]/[.G7] &gt; [.$F$4];[.$F$4];[.F7]/[.G7])))" office:value-type="float" office:value="0" calcext:value-type="float">
            <text:p>0</text:p>
          </table:table-cell>
          <table:table-cell table:formula="of:=IF(([.D7]-[.$A$4])&lt;0;0;([.D7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48" table:formula="of:=IF([.E7]&gt;0;[.E7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8]&lt;[.$E$4];[.A8]&gt;=[.$D$4]);0;[.B8]-[.C8])" office:value-type="float" office:value="0" calcext:value-type="float">
            <text:p>0</text:p>
          </table:table-cell>
          <table:table-cell table:style-name="ce39" table:formula="of:=IF((([.$D$4]-[.A8])*[.G8])=0;0;(IF([.F8]/[.G8] &gt; [.$F$4];[.$F$4];[.F8]/[.G8])))" office:value-type="float" office:value="0" calcext:value-type="float">
            <text:p>0</text:p>
          </table:table-cell>
          <table:table-cell table:formula="of:=IF(([.D8]-[.$A$4])&lt;0;0;([.D8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48" table:formula="of:=IF([.E8]&gt;0;[.E8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2" office:value-type="float" office:value="1508" calcext:value-type="float">
            <text:p>1508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9]&lt;[.$E$4];[.A9]&gt;=[.$D$4]);0;[.B9]-[.C9])" office:value-type="float" office:value="0" calcext:value-type="float">
            <text:p>0</text:p>
          </table:table-cell>
          <table:table-cell table:style-name="ce39" table:formula="of:=IF((([.$D$4]-[.A9])*[.G9])=0;0;(IF([.F9]/[.G9] &gt; [.$F$4];[.$F$4];[.F9]/[.G9])))" office:value-type="float" office:value="0" calcext:value-type="float">
            <text:p>0</text:p>
          </table:table-cell>
          <table:table-cell table:formula="of:=IF(([.D9]-[.$A$4])&lt;0;0;([.D9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48" table:formula="of:=IF([.E9]&gt;0;[.E9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2" office:value-type="float" office:value="3306" calcext:value-type="float">
            <text:p>3306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10]&lt;[.$E$4];[.A10]&gt;=[.$D$4]);0;[.B10]-[.C10])" office:value-type="float" office:value="0" calcext:value-type="float">
            <text:p>0</text:p>
          </table:table-cell>
          <table:table-cell table:style-name="ce39" table:formula="of:=IF((([.$D$4]-[.A10])*[.G10])=0;0;(IF([.F10]/[.G10] &gt; [.$F$4];[.$F$4];[.F10]/[.G10])))" office:value-type="float" office:value="0" calcext:value-type="float">
            <text:p>0</text:p>
          </table:table-cell>
          <table:table-cell table:formula="of:=IF(([.D10]-[.$A$4])&lt;0;0;([.D10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48" table:formula="of:=IF([.E10]&gt;0;[.E10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32" office:value-type="float" office:value="4968" calcext:value-type="float">
            <text:p>4968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11]&lt;[.$E$4];[.A11]&gt;=[.$D$4]);0;[.B11]-[.C11])" office:value-type="float" office:value="0" calcext:value-type="float">
            <text:p>0</text:p>
          </table:table-cell>
          <table:table-cell table:style-name="ce39" table:formula="of:=IF((([.$D$4]-[.A11])*[.G11])=0;0;(IF([.F11]/[.G11] &gt; [.$F$4];[.$F$4];[.F11]/[.G11])))" office:value-type="float" office:value="0" calcext:value-type="float">
            <text:p>0</text:p>
          </table:table-cell>
          <table:table-cell table:formula="of:=IF(([.D11]-[.$A$4])&lt;0;0;([.D11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48" table:formula="of:=IF([.E11]&gt;0;[.E11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32" office:value-type="float" office:value="6129" calcext:value-type="float">
            <text:p>6129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12]&lt;[.$E$4];[.A12]&gt;=[.$D$4]);0;[.B12]-[.C12])" office:value-type="float" office:value="0" calcext:value-type="float">
            <text:p>0</text:p>
          </table:table-cell>
          <table:table-cell table:style-name="ce39" table:formula="of:=IF((([.$D$4]-[.A12])*[.G12])=0;0;(IF([.F12]/[.G12] &gt; [.$F$4];[.$F$4];[.F12]/[.G12])))" office:value-type="float" office:value="0" calcext:value-type="float">
            <text:p>0</text:p>
          </table:table-cell>
          <table:table-cell table:formula="of:=IF(([.D12]-[.$A$4])&lt;0;0;([.D12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48" table:formula="of:=IF([.E12]&gt;0;[.E12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32" office:value-type="float" office:value="6966" calcext:value-type="float">
            <text:p>6966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13]&lt;[.$E$4];[.A13]&gt;=[.$D$4]);0;[.B13]-[.C13])" office:value-type="float" office:value="6966" calcext:value-type="float">
            <text:p>6966</text:p>
          </table:table-cell>
          <table:table-cell table:style-name="ce39" table:formula="of:=IF((([.$D$4]-[.A13])*[.G13])=0;0;(IF([.F13]/[.G13] &gt; [.$F$4];[.$F$4];[.F13]/[.G13])))" office:value-type="float" office:value="983" calcext:value-type="float">
            <text:p>983</text:p>
          </table:table-cell>
          <table:table-cell table:formula="of:=IF(([.D13]-[.$A$4])&lt;0;0;([.D13]-[.$A$4]))" office:value-type="float" office:value="1966" calcext:value-type="float">
            <text:p>1966</text:p>
          </table:table-cell>
          <table:table-cell table:formula="of:=[.$B$4]" office:value-type="float" office:value="2" calcext:value-type="float">
            <text:p>2</text:p>
          </table:table-cell>
          <table:table-cell table:style-name="ce48" table:formula="of:=IF([.E13]&gt;0;[.E13]+([.$E$25]/(COUNTIF([.$E$6:.$E$20];&quot;&gt;0&quot;)*-1));0)" office:value-type="float" office:value="1074.16666666667" calcext:value-type="float">
            <text:p>1074</text:p>
          </table:table-cell>
          <table:table-cell table:number-columns-repeated="1016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32" office:value-type="float" office:value="6835" calcext:value-type="float">
            <text:p>6835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14]&lt;[.$E$4];[.A14]&gt;=[.$D$4]);0;[.B14]-[.C14])" office:value-type="float" office:value="6835" calcext:value-type="float">
            <text:p>6835</text:p>
          </table:table-cell>
          <table:table-cell table:style-name="ce39" table:formula="of:=IF((([.$D$4]-[.A14])*[.G14])=0;0;(IF([.F14]/[.G14] &gt; [.$F$4];[.$F$4];[.F14]/[.G14])))" office:value-type="float" office:value="917.5" calcext:value-type="float">
            <text:p>918</text:p>
          </table:table-cell>
          <table:table-cell table:formula="of:=IF(([.D14]-[.$A$4])&lt;0;0;([.D14]-[.$A$4]))" office:value-type="float" office:value="1835" calcext:value-type="float">
            <text:p>1835</text:p>
          </table:table-cell>
          <table:table-cell table:formula="of:=[.$B$4]" office:value-type="float" office:value="2" calcext:value-type="float">
            <text:p>2</text:p>
          </table:table-cell>
          <table:table-cell table:style-name="ce48" table:formula="of:=IF([.E14]&gt;0;[.E14]+([.$E$25]/(COUNTIF([.$E$6:.$E$20];&quot;&gt;0&quot;)*-1));0)" office:value-type="float" office:value="1008.66666666667" calcext:value-type="float">
            <text:p>1009</text:p>
          </table:table-cell>
          <table:table-cell table:number-columns-repeated="1016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32" office:value-type="float" office:value="6204" calcext:value-type="float">
            <text:p>6204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15]&lt;[.$E$4];[.A15]&gt;=[.$D$4]);0;[.B15]-[.C15])" office:value-type="float" office:value="6204" calcext:value-type="float">
            <text:p>6204</text:p>
          </table:table-cell>
          <table:table-cell table:style-name="ce39" table:formula="of:=IF((([.$D$4]-[.A15])*[.G15])=0;0;(IF([.F15]/[.G15] &gt; [.$F$4];[.$F$4];[.F15]/[.G15])))" office:value-type="float" office:value="602" calcext:value-type="float">
            <text:p>602</text:p>
          </table:table-cell>
          <table:table-cell table:formula="of:=IF(([.D15]-[.$A$4])&lt;0;0;([.D15]-[.$A$4]))" office:value-type="float" office:value="1204" calcext:value-type="float">
            <text:p>1204</text:p>
          </table:table-cell>
          <table:table-cell table:formula="of:=[.$B$4]" office:value-type="float" office:value="2" calcext:value-type="float">
            <text:p>2</text:p>
          </table:table-cell>
          <table:table-cell table:style-name="ce48" table:formula="of:=IF([.E15]&gt;0;[.E15]+([.$E$25]/(COUNTIF([.$E$6:.$E$20];&quot;&gt;0&quot;)*-1));0)" office:value-type="float" office:value="693.166666666667" calcext:value-type="float">
            <text:p>693</text:p>
          </table:table-cell>
          <table:table-cell table:number-columns-repeated="1016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32" office:value-type="float" office:value="4988" calcext:value-type="float">
            <text:p>4988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16]&lt;[.$E$4];[.A16]&gt;=[.$D$4]);0;[.B16]-[.C16])" office:value-type="float" office:value="0" calcext:value-type="float">
            <text:p>0</text:p>
          </table:table-cell>
          <table:table-cell table:style-name="ce39" table:formula="of:=IF((([.$D$4]-[.A16])*[.G16])=0;0;(IF([.F16]/[.G16] &gt; [.$F$4];[.$F$4];[.F16]/[.G16])))" office:value-type="float" office:value="0" calcext:value-type="float">
            <text:p>0</text:p>
          </table:table-cell>
          <table:table-cell table:formula="of:=IF(([.D16]-[.$A$4])&lt;0;0;([.D16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48" table:formula="of:=IF([.E16]&gt;0;[.E16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style-name="ce32" office:value-type="float" office:value="3345" calcext:value-type="float">
            <text:p>3345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17]&lt;[.$E$4];[.A17]&gt;=[.$D$4]);0;[.B17]-[.C17])" office:value-type="float" office:value="0" calcext:value-type="float">
            <text:p>0</text:p>
          </table:table-cell>
          <table:table-cell table:style-name="ce39" table:formula="of:=IF((([.$D$4]-[.A17])*[.G17])=0;0;(IF([.F17]/[.G17] &gt; [.$F$4];[.$F$4];[.F17]/[.G17])))" office:value-type="float" office:value="0" calcext:value-type="float">
            <text:p>0</text:p>
          </table:table-cell>
          <table:table-cell table:formula="of:=IF(([.D17]-[.$A$4])&lt;0;0;([.D17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48" table:formula="of:=IF([.E17]&gt;0;[.E17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style-name="ce32" office:value-type="float" office:value="1563" calcext:value-type="float">
            <text:p>1563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18]&lt;[.$E$4];[.A18]&gt;=[.$D$4]);0;[.B18]-[.C18])" office:value-type="float" office:value="0" calcext:value-type="float">
            <text:p>0</text:p>
          </table:table-cell>
          <table:table-cell table:style-name="ce39" table:formula="of:=IF((([.$D$4]-[.A18])*[.G18])=0;0;(IF([.F18]/[.G18] &gt; [.$F$4];[.$F$4];[.F18]/[.G18])))" office:value-type="float" office:value="0" calcext:value-type="float">
            <text:p>0</text:p>
          </table:table-cell>
          <table:table-cell table:formula="of:=IF(([.D18]-[.$A$4])&lt;0;0;([.D18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48" table:formula="of:=IF([.E18]&gt;0;[.E18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formula="of:=IF(OR([.A19]&lt;[.$E$4];[.A19]&gt;=[.$D$4]);0;[.B19]-[.C19])" office:value-type="float" office:value="0" calcext:value-type="float">
            <text:p>0</text:p>
          </table:table-cell>
          <table:table-cell table:style-name="ce39" table:formula="of:=IF((([.$D$4]-[.A19])*[.G19])=0;0;(IF([.F19]/[.G19] &gt; [.$F$4];[.$F$4];[.F19]/[.G19])))" office:value-type="float" office:value="0" calcext:value-type="float">
            <text:p>0</text:p>
          </table:table-cell>
          <table:table-cell table:formula="of:=IF(([.D19]-[.$A$4])&lt;0;0;([.D19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48" table:formula="of:=IF([.E19]&gt;0;[.E19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formula="of:=IF(OR([.A20]&lt;[.$E$4];[.A20]&gt;=[.$D$4]);0;[.B20]-[.C20])" office:value-type="float" office:value="0" calcext:value-type="float">
            <text:p>0</text:p>
          </table:table-cell>
          <table:table-cell table:style-name="ce39" table:formula="of:=IF((([.$D$4]-[.A20])*[.G20])=0;0;(IF([.F20]/[.G20] &gt; [.$F$4];[.$F$4];[.F20]/[.G20])))" office:value-type="float" office:value="0" calcext:value-type="float">
            <text:p>0</text:p>
          </table:table-cell>
          <table:table-cell table:formula="of:=IF(([.D20]-[.$A$4])&lt;0;0;([.D20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48" table:formula="of:=IF([.E20]&gt;0;[.E20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SUM([.B5:.B20])" office:value-type="float" office:value="46038" calcext:value-type="float">
            <text:p>46038</text:p>
          </table:table-cell>
          <table:table-cell table:style-name="ce41" table:formula="of:=SUM([.C6:.C20])" office:value-type="float" office:value="0" calcext:value-type="float">
            <text:p>0</text:p>
          </table:table-cell>
          <table:table-cell table:style-name="ce41" table:formula="of:=SUM([.D6:.D20])" office:value-type="float" office:value="20005" calcext:value-type="float">
            <text:p>20005</text:p>
          </table:table-cell>
          <table:table-cell table:style-name="ce41" table:formula="of:=SUM([.E6:.E20])" office:value-type="float" office:value="2502.5" calcext:value-type="float">
            <text:p>2503</text:p>
          </table:table-cell>
          <table:table-cell table:number-columns-repeated="2"/>
          <table:table-cell table:style-name="ce41" table:formula="of:=SUM([.H6:.H20])" office:value-type="float" office:value="2776" calcext:value-type="float">
            <text:p>277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  <table:table-cell table:number-columns-repeated="1019"/>
        </table:table-row>
        <table:table-row table:style-name="ro4">
          <table:table-cell table:style-name="ce37" office:value-type="string" calcext:value-type="string">
            <text:p>Batteriekapazität</text:p>
          </table:table-cell>
          <table:table-cell table:style-name="ce36" office:value-type="string" calcext:value-type="string">
            <text:p>„BattKapa“</text:p>
          </table:table-cell>
          <table:table-cell table:style-name="ce36"/>
          <table:table-cell table:style-name="ce42" office:value-type="float" office:value="2776" calcext:value-type="float">
            <text:p>2776</text:p>
          </table:table-cell>
          <table:table-cell table:style-name="ce41" table:formula="of:=[.E21]" office:value-type="float" office:value="2502.5" calcext:value-type="float">
            <text:p>2503</text:p>
          </table:table-cell>
          <table:table-cell table:style-name="Default"/>
          <table:table-cell/>
          <table:table-cell table:style-name="ce41" table:formula="of:=[.H21]" office:value-type="float" office:value="2776" calcext:value-type="float">
            <text:p>2776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Default"/>
          <table:table-cell table:style-name="ce20" table:formula="of:=[.E24]-[.D24]" office:value-type="float" office:value="-273.5" calcext:value-type="float">
            <text:p>-274</text:p>
          </table:table-cell>
          <table:table-cell table:number-columns-repeated="2"/>
          <table:table-cell table:style-name="ce20" table:formula="of:=[.H24]-[.D2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43" office:value-type="string" calcext:value-type="string">
            <text:p>Werte sollte ca. 0 sein 0</text:p>
          </table:table-cell>
          <table:table-cell table:number-columns-repeated="2"/>
          <table:table-cell table:style-name="ce43" office:value-type="string" calcext:value-type="string">
            <text:p>Wert=0 bei Grundlast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Erklärung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nn alle <text:span text:style-name="T2">roten</text:span> Felder ausgefüllt werden, kann man die jeweiligen Ladewerte anlesen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P0" style:volatile="true">
      <number:number number:decimal-places="0" loext:min-decimal-places="0" number:min-integer-digits="1"/>
    </number:number-style>
    <number:number-style style:name="N122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date-style style:name="N123">
      <number:day number:style="long"/>
      <number:text>.</number:text>
      <number:month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.00.0000</text:date>, <text:time style:data-style-name="N2" text:time-value="15:19:43.4527814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54:18.223986970</meta:creation-date>
    <meta:print-date>2022-03-17T18:01:33.418126684</meta:print-date>
    <dc:date>2022-06-12T07:53:00.826154956</dc:date>
    <meta:editing-duration>P2DT6H29M58S</meta:editing-duration>
    <meta:editing-cycles>220</meta:editing-cycles>
    <meta:generator>LibreOffice/6.4.7.2$Linux_X86_64 LibreOffice_project/40$Build-2</meta:generator>
    <meta:document-statistic meta:table-count="1" meta:cell-count="161" meta:object-count="0"/>
  </office:meta>
</office:document-meta>
</file>